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132cm" fo:margin-bottom="0.247cm" style:contextual-spacing="false" fo:text-align="justify" style:justify-single-word="false" fo:orphans="2" fo:widows="2" fo:text-indent="0cm" style:auto-text-indent="false"/>
      <style:text-properties fo:font-variant="normal" fo:text-transform="none" fo:color="#610b38" loext:opacity="100%" style:font-name="erdana" fo:font-size="21.75pt" fo:letter-spacing="normal" fo:font-style="normal" fo:font-weight="normal"/>
    </style:style>
    <style:style style:name="P2" style:family="paragraph" style:parent-style-name="Heading_20_2">
      <style:text-properties fo:font-variant="normal" fo:text-transform="none" fo:color="#610b38" loext:opacity="100%" style:font-name="erdana" fo:font-size="18.75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1406d1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 officeooo:paragraph-rsid="001406d1" loext:padding="0cm" loext:border="none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orphans="2" fo:widows="2" fo:text-indent="0cm" style:auto-text-indent="false" fo:padding="0cm" fo:border="none"/>
      <style:text-properties fo:font-weight="bold" officeooo:paragraph-rsid="001406d1" style:font-weight-asian="bold" style:font-weight-complex="bold"/>
    </style:style>
    <style:style style:name="T1" style:family="text">
      <style:text-properties style:font-name="inter-regular" fo:font-size="12pt" fo:font-style="normal" fo:font-weight="normal"/>
    </style:style>
    <style:style style:name="T2" style:family="text">
      <style:text-properties style:font-name="inter-regular" fo:font-size="12pt" fo:font-style="normal" fo:font-weight="normal" officeooo:rsid="001406d1" style:font-weight-asian="bold" style:font-weight-complex="bold"/>
    </style:style>
    <style:style style:name="T3" style:family="text">
      <style:text-properties fo:font-variant="normal" fo:text-transform="none" fo:color="#333333" loext:opacity="100%" style:font-name="inter-bold" fo:font-size="12pt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inter-regular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inter-regular" fo:font-size="12pt" fo:letter-spacing="normal" fo:font-style="normal" fo:font-weight="normal" officeooo:rsid="001406d1" loext:padding="0cm" loext:border="none"/>
    </style:style>
    <style:style style:name="T6" style:family="text">
      <style:text-properties fo:font-variant="normal" fo:text-transform="none" fo:color="#000000" loext:opacity="100%" style:font-name="inter-regular" fo:font-size="12pt" fo:letter-spacing="normal" fo:font-style="normal" fo:font-weight="normal" officeooo:rsid="001406d1" style:font-weight-asian="bold" style:font-weight-complex="bold" loext:padding="0cm" loext:border="none"/>
    </style:style>
    <style:style style:name="T7" style:family="text">
      <style:text-properties fo:font-variant="normal" fo:text-transform="none" fo:color="#000000" loext:opacity="100%" style:font-name="inter-regular" fo:font-size="12pt" fo:letter-spacing="normal" fo:font-style="normal" officeooo:rsid="001406d1" loext:padding="0cm" loext:border="none"/>
    </style:style>
    <style:style style:name="T8" style:family="text">
      <style:text-properties fo:font-variant="normal" fo:text-transform="none" fo:color="#000000" loext:opacity="100%" fo:letter-spacing="normal" loext:padding="0cm" loext:border="none"/>
    </style:style>
    <style:style style:name="T9" style:family="text">
      <style:text-properties fo:font-variant="normal" fo:text-transform="none" fo:color="#808080" loext:opacity="100%" style:font-name="inter-regular" fo:font-size="12pt" fo:letter-spacing="normal" fo:font-style="normal" fo:font-weight="normal" loext:padding="0cm" loext:border="none"/>
    </style:style>
    <style:style style:name="T10" style:family="text">
      <style:text-properties fo:color="#006699" loext:opacity="100%" fo:font-weight="bold" officeooo:rsid="001406d1"/>
    </style:style>
    <style:style style:name="T11" style:family="text">
      <style:text-properties fo:color="#006699" loext:opacity="100%" style:font-name="inter-regular" fo:font-size="12pt" fo:font-style="normal" fo:font-weight="bold"/>
    </style:style>
    <style:style style:name="T12" style:family="text">
      <style:text-properties fo:color="#006699" loext:opacity="100%" style:font-name="inter-regular" fo:font-size="12pt" fo:font-style="normal" fo:font-weight="bold" officeooo:rsid="001406d1" style:font-weight-asian="bold" style:font-weight-complex="bold"/>
    </style:style>
    <style:style style:name="T13" style:family="text">
      <style:text-properties fo:color="#006699" loext:opacity="100%" style:font-name="inter-regular" fo:font-size="12pt" fo:font-style="normal" fo:font-weight="normal"/>
    </style:style>
    <style:style style:name="T14" style:family="text">
      <style:text-properties fo:color="#006699" loext:opacity="100%" style:font-name="inter-regular" fo:font-size="12pt" fo:font-style="normal" fo:font-weight="normal" officeooo:rsid="001406d1" style:font-weight-asian="bold" style:font-weight-complex="bold"/>
    </style:style>
    <style:style style:name="T15" style:family="text">
      <style:text-properties fo:color="#808080" loext:opacity="100%" style:font-name="inter-regular" fo:font-size="12pt" fo:font-style="normal" fo:font-weight="normal"/>
    </style:style>
    <style:style style:name="T16" style:family="text">
      <style:text-properties officeooo:rsid="001406d1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QL Server Primary Key</text:h>
      <text:p text:style-name="P3">SQL Server Primary key is a single field or combination of fields that is used to uniquely define a record. Any field of a primary key cannot contain a null value. A table can have only one primary key.</text:p>
      <text:p text:style-name="P3">You can define a primary key either in a CREATE TABLE statement or an ALTER TABLE statement.</text:p>
      <text:h text:style-name="P2" text:outline-level="2">Create Primary Key Using CREATE TABLE Statement</text:h>
      <text:p text:style-name="P4"><text:span text:style-name="Strong_20_Emphasis"><text:span text:style-name="T3">Syntax:</text:span></text:span></text:p>
      <text:list xml:id="list556593037" text:style-name="L1">
        <text:list-item>
          <text:p text:style-name="P5"><text:span text:style-name="T11">CREATE TABLE </text:span><text:span text:style-name="T1">table_name (column1 datatype [ </text:span><text:span text:style-name="T15">NULL </text:span><text:span text:style-name="T1">| </text:span><text:span text:style-name="T15">NOT NULL </text:span><text:span text:style-name="T1">] [</text:span><text:span text:style-name="T11">PRIMARY</text:span><text:span text:style-name="T13"> </text:span><text:span text:style-name="T11">KEY </text:span><text:span text:style-name="T1">],</text:span></text:p>
          <text:p text:style-name="P9"><text:span text:style-name="T4">column2 datatype [ </text:span><text:span text:style-name="T9">NULL </text:span><text:span text:style-name="T4">| </text:span><text:span text:style-name="T9">NOT</text:span><text:span text:style-name="T4"> </text:span><text:span text:style-name="T9">NULL </text:span><text:span text:style-name="T4">], ...);</text:span></text:p>
        </text:list-item>
      </text:list>
      <text:p text:style-name="P10"><text:span text:style-name="T7">OR</text:span></text:p>
      <text:p text:style-name="P10"><text:span text:style-name="T7"/></text:p>
      <text:p text:style-name="P8"><text:span text:style-name="T12">CREATE</text:span><text:span text:style-name="T14"> </text:span><text:span text:style-name="T12">TABLE </text:span><text:span text:style-name="T2">table_name </text:span><text:span text:style-name="T1">(column1 datatype [ </text:span><text:span text:style-name="T15">NULL </text:span><text:span text:style-name="T1">| </text:span><text:span text:style-name="T15">NOT NULL </text:span><text:span text:style-name="T1">],</text:span></text:p>
      <text:list xml:id="list3524332951" text:style-name="L2">
        <text:list-header>
          <text:p text:style-name="P7"><text:span text:style-name="T1">column2 datatype [ </text:span><text:span text:style-name="T15">NULL </text:span><text:span text:style-name="T1">| </text:span><text:span text:style-name="T15">NOT</text:span><text:span text:style-name="T1"> </text:span><text:span text:style-name="T15">NULL </text:span><text:span text:style-name="T1">],</text:span></text:p>
          <text:p text:style-name="P6"><text:span text:style-name="T11">CONSTRAINT </text:span><text:span text:style-name="T1">constraint_name </text:span><text:span text:style-name="T11">PRIMARY</text:span><text:span text:style-name="T13"> </text:span><text:span text:style-name="T11">KEY </text:span><text:span text:style-name="T1">(column1, column2, ... column_n) );</text:span></text:p>
        </text:list-header>
      </text:list>
      <text:p text:style-name="P10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rdana" svg:font-family="erdana, helvetica, arial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4T11:30:56.557000000</meta:creation-date>
    <meta:generator>LibreOffice/7.1.7.2$Windows_X86_64 LibreOffice_project/c6a4e3954236145e2acb0b65f68614365aeee33f</meta:generator>
    <dc:date>2022-06-04T11:37:59.389000000</dc:date>
    <meta:editing-duration>PT7M3S</meta:editing-duration>
    <meta:editing-cycles>2</meta:editing-cycles>
    <meta:document-statistic meta:table-count="0" meta:image-count="0" meta:object-count="0" meta:page-count="1" meta:paragraph-count="11" meta:word-count="121" meta:character-count="667" meta:non-whitespace-character-count="558"/>
  </office:meta>
</office:document-meta>
</file>